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color="#ed1c24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color="#0066b3"/>
    </style:style>
    <style:style style:name="ce9" style:family="table-cell" style:parent-style-name="Default">
      <style:text-properties fo:color="#a3238e"/>
    </style:style>
    <style:style style:name="ce10" style:family="table-cell" style:parent-style-name="Default" style:data-style-name="N123">
      <style:text-properties fo:color="#a3238e"/>
    </style:style>
    <style:style style:name="ce14" style:family="table-cell" style:parent-style-name="Default">
      <style:text-properties fo:color="#f58220" fo:font-weight="bold" style:font-weight-asian="bold" style:font-weight-complex="bold"/>
    </style:style>
    <style:style style:name="ce11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D = 1.5 m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Case 01</text:p>
          </table:table-cell>
          <table:table-cell table:style-name="ce1" office:value-type="string" calcext:value-type="string">
            <text:p>Case 05</text:p>
          </table:table-cell>
          <table:table-cell table:style-name="ce1" office:value-type="string" calcext:value-type="string">
            <text:p>Case 09</text:p>
          </table:table-cell>
          <table:table-cell table:style-name="ce1" office:value-type="string" calcext:value-type="string">
            <text:p>Case 1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ensity</text:p>
          </table:table-cell>
          <table:table-cell office:value-type="string" calcext:value-type="string">
            <text:p>rho</text:p>
          </table:table-cell>
          <table:table-cell office:value-type="float" office:value="1258" calcext:value-type="float">
            <text:p>1258</text:p>
          </table:table-cell>
          <table:table-cell office:value-type="float" office:value="1242" calcext:value-type="float">
            <text:p>1242</text:p>
          </table:table-cell>
          <table:table-cell office:value-type="float" office:value="1225" calcext:value-type="float">
            <text:p>1225</text:p>
          </table:table-cell>
          <table:table-cell office:value-type="float" office:value="1191" calcext:value-type="float">
            <text:p>11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scosity</text:p>
          </table:table-cell>
          <table:table-cell office:value-type="string" calcext:value-type="string">
            <text:p>mu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08" calcext:value-type="float">
            <text:p>0.08</text:p>
          </table:table-cell>
          <table:table-cell office:value-type="float" office:value="0.0199" calcext:value-type="float">
            <text:p>0.01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tension</text:p>
          </table:table-cell>
          <table:table-cell office:value-type="string" calcext:value-type="string">
            <text:p>sigma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657" calcext:value-type="float">
            <text:p>0.06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ameter</text:p>
          </table:table-cell>
          <table:table-cell office:value-type="string" calcext:value-type="string">
            <text:p>d</text:p>
          </table:table-cell>
          <table:table-cell table:number-columns-repeated="4" table:style-name="ce2" office:value-type="float" office:value="0.0015" calcext:value-type="float">
            <text:p>0.00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omputed velocity</text:p>
          </table:table-cell>
          <table:table-cell table:style-name="ce6" office:value-type="string" calcext:value-type="string">
            <text:p>u</text:p>
          </table:table-cell>
          <table:table-cell table:style-name="ce6" office:value-type="float" office:value="0.0161" calcext:value-type="float">
            <text:p>0.0161</text:p>
          </table:table-cell>
          <table:table-cell table:style-name="ce6" office:value-type="float" office:value="0.0428" calcext:value-type="float">
            <text:p>0.0428</text:p>
          </table:table-cell>
          <table:table-cell table:style-name="ce6" office:value-type="float" office:value="0.0845" calcext:value-type="float">
            <text:p>0.0845</text:p>
          </table:table-cell>
          <table:table-cell table:style-name="ce6" office:value-type="float" office:value="0.231" calcext:value-type="float">
            <text:p>0.2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avitational constant</text:p>
          </table:table-cell>
          <table:table-cell office:value-type="string" calcext:value-type="string">
            <text:p>g</text:p>
          </table:table-cell>
          <table:table-cell table:number-columns-repeated="4" table:style-name="ce2" office:value-type="float" office:value="9.81" calcext:value-type="float">
            <text:p>9.81</text:p>
          </table:table-cell>
          <table:table-cell/>
          <table:table-cell table:style-name="ce1" office:value-type="string" calcext:value-type="string" table:number-columns-spanned="2" table:number-rows-spanned="1">
            <text:p>For export:</text:p>
          </table:table-cell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</text:p>
          </table:table-cell>
          <table:table-cell/>
          <table:table-cell table:style-name="ce9" table:formula="of:=[.D4]*[.D8]*[.D7]/[.D5]" office:value-type="float" office:value="0.0663623853211009" calcext:value-type="float">
            <text:p>0.066362385321101</text:p>
          </table:table-cell>
          <table:table-cell table:style-name="ce9" table:formula="of:=[.E4]*[.E8]*[.E7]/[.E5]" office:value-type="float" office:value="0.459575792507205" calcext:value-type="float">
            <text:p>0.459575792507205</text:p>
          </table:table-cell>
          <table:table-cell table:style-name="ce9" table:formula="of:=[.F4]*[.F8]*[.F7]/[.F5]" office:value-type="float" office:value="1.940859375" calcext:value-type="float">
            <text:p>1.940859375</text:p>
          </table:table-cell>
          <table:table-cell table:style-name="ce9" table:formula="of:=[.G4]*[.G8]*[.G7]/[.G5]" office:value-type="float" office:value="20.7377638190955" calcext:value-type="float">
            <text:p>20.7377638190955</text:p>
          </table:table-cell>
          <table:table-cell/>
          <table:table-cell table:style-name="ce10" table:formula="of:=[.D12]" office:value-type="float" office:value="0.0369872726892281" calcext:value-type="float">
            <text:p>00.0370</text:p>
          </table:table-cell>
          <table:table-cell table:style-name="ce10" table:formula="of:=[.D11]" office:value-type="float" office:value="0.0663623853211009" calcext:value-type="float">
            <text:p>00.0664</text:p>
          </table:table-cell>
        </table:table-row>
        <table:table-row table:style-name="ro1">
          <table:table-cell/>
          <table:table-cell office:value-type="string" calcext:value-type="string">
            <text:p>We^(2/3) Mo^(-1/5)</text:p>
          </table:table-cell>
          <table:table-cell/>
          <table:table-cell table:style-name="ce9" table:formula="of:=[.D14]^(2/3)*[.D15]^(-1/5)" office:value-type="float" office:value="0.0369872726892281" calcext:value-type="float">
            <text:p>0.036987272689228</text:p>
          </table:table-cell>
          <table:table-cell table:style-name="ce9" table:formula="of:=[.E14]^(2/3)*[.E15]^(-1/5)" office:value-type="float" office:value="0.291527530733876" calcext:value-type="float">
            <text:p>0.291527530733876</text:p>
          </table:table-cell>
          <table:table-cell table:style-name="ce9" table:formula="of:=[.F14]^(2/3)*[.F15]^(-1/5)" office:value-type="float" office:value="1.32524884496815" calcext:value-type="float">
            <text:p>1.32524884496815</text:p>
          </table:table-cell>
          <table:table-cell table:style-name="ce9" table:formula="of:=[.G14]^(2/3)*[.G15]^(-1/5)" office:value-type="float" office:value="14.999601412215" calcext:value-type="float">
            <text:p>14.999601412215</text:p>
          </table:table-cell>
          <table:table-cell/>
          <table:table-cell table:style-name="ce10" table:formula="of:=[.E12]" office:value-type="float" office:value="0.291527530733876" calcext:value-type="float">
            <text:p>00.2915</text:p>
          </table:table-cell>
          <table:table-cell table:style-name="ce10" table:formula="of:=[.E11]" office:value-type="float" office:value="0.459575792507205" calcext:value-type="float">
            <text:p>00.4596</text:p>
          </table:table-cell>
        </table:table-row>
        <table:table-row table:style-name="ro1">
          <table:table-cell table:number-columns-repeated="8"/>
          <table:table-cell table:style-name="ce10" table:formula="of:=[.F12]" office:value-type="float" office:value="1.32524884496815" calcext:value-type="float">
            <text:p>01.3252</text:p>
          </table:table-cell>
          <table:table-cell table:style-name="ce10" table:formula="of:=[.F11]" office:value-type="float" office:value="1.940859375" calcext:value-type="float">
            <text:p>01.9409</text:p>
          </table:table-cell>
        </table:table-row>
        <table:table-row table:style-name="ro1">
          <table:table-cell/>
          <table:table-cell office:value-type="string" calcext:value-type="string">
            <text:p>We</text:p>
          </table:table-cell>
          <table:table-cell/>
          <table:table-cell table:formula="of:=[.D4]*[.D8]^2*[.D7]/[.D6]" office:value-type="float" office:value="0.008318525" calcext:value-type="float">
            <text:p>0.008318525</text:p>
          </table:table-cell>
          <table:table-cell table:formula="of:=[.E4]*[.E8]^2*[.E7]/[.E6]" office:value-type="float" office:value="0.0545162607028754" calcext:value-type="float">
            <text:p>0.054516260702875</text:p>
          </table:table-cell>
          <table:table-cell table:formula="of:=[.F4]*[.F8]^2*[.F7]/[.F6]" office:value-type="float" office:value="0.209253738038278" calcext:value-type="float">
            <text:p>0.209253738038278</text:p>
          </table:table-cell>
          <table:table-cell table:formula="of:=[.G4]*[.G8]^2*[.G7]/[.G6]" office:value-type="float" office:value="1.45098061643836" calcext:value-type="float">
            <text:p>1.45098061643836</text:p>
          </table:table-cell>
          <table:table-cell/>
          <table:table-cell table:style-name="ce10" table:formula="of:=[.G12]" office:value-type="float" office:value="14.999601412215" calcext:value-type="float">
            <text:p>14.9996</text:p>
          </table:table-cell>
          <table:table-cell table:style-name="ce10" table:formula="of:=[.G11]" office:value-type="float" office:value="20.7377638190955" calcext:value-type="float">
            <text:p>20.7378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/>
          <table:table-cell table:formula="of:=[.D5]^4*[.D9]/[.D6]^3/[.D4]" office:value-type="float" office:value="1.6848434015079" calcext:value-type="float">
            <text:p>1.6848434015079</text:p>
          </table:table-cell>
          <table:table-cell table:formula="of:=[.E5]^4*[.E9]/[.E6]^3/[.E4]" office:value-type="float" office:value="0.0291757701175697" calcext:value-type="float">
            <text:p>0.02917577011757</text:p>
          </table:table-cell>
          <table:table-cell table:formula="of:=[.F5]^4*[.F9]/[.F6]^3/[.F4]" office:value-type="float" office:value="0.00133073090827473" calcext:value-type="float">
            <text:p>0.001330730908275</text:p>
          </table:table-cell>
          <table:table-cell table:formula="of:=[.G5]^4*[.G9]/[.G6]^3/[.G4]" office:value-type="float" office:value="0.00000455484332409669" calcext:value-type="float">
            <text:p>4.55484332409669E-06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First set of results for this bubble diameter (the smallest) was a bit underestimated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ybe because gas viscosity is too high for such a small diameter.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I decreased the gas viscosity and velocity grew only marginally.</text:p>
          </table:table-cell>
          <table:table-cell table:number-columns-repeated="8"/>
        </table:table-row>
      </table:table>
      <table:table table:name="D = 3.9 m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Case 02</text:p>
          </table:table-cell>
          <table:table-cell table:style-name="ce1" office:value-type="string" calcext:value-type="string">
            <text:p>Case 06</text:p>
          </table:table-cell>
          <table:table-cell table:style-name="ce1" office:value-type="string" calcext:value-type="string">
            <text:p>Case 10</text:p>
          </table:table-cell>
          <table:table-cell table:style-name="ce1" office:value-type="string" calcext:value-type="string">
            <text:p>Case 1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ensity</text:p>
          </table:table-cell>
          <table:table-cell office:value-type="string" calcext:value-type="string">
            <text:p>rho</text:p>
          </table:table-cell>
          <table:table-cell office:value-type="float" office:value="1258" calcext:value-type="float">
            <text:p>1258</text:p>
          </table:table-cell>
          <table:table-cell office:value-type="float" office:value="1242" calcext:value-type="float">
            <text:p>1242</text:p>
          </table:table-cell>
          <table:table-cell office:value-type="float" office:value="1225" calcext:value-type="float">
            <text:p>1225</text:p>
          </table:table-cell>
          <table:table-cell office:value-type="float" office:value="1191" calcext:value-type="float">
            <text:p>11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scosity</text:p>
          </table:table-cell>
          <table:table-cell office:value-type="string" calcext:value-type="string">
            <text:p>mu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08" calcext:value-type="float">
            <text:p>0.08</text:p>
          </table:table-cell>
          <table:table-cell office:value-type="float" office:value="0.0199" calcext:value-type="float">
            <text:p>0.01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tension</text:p>
          </table:table-cell>
          <table:table-cell office:value-type="string" calcext:value-type="string">
            <text:p>sigma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657" calcext:value-type="float">
            <text:p>0.06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ameter</text:p>
          </table:table-cell>
          <table:table-cell office:value-type="string" calcext:value-type="string">
            <text:p>d</text:p>
          </table:table-cell>
          <table:table-cell table:number-columns-repeated="4" table:style-name="ce2" office:value-type="float" office:value="0.0039" calcext:value-type="float">
            <text:p>0.0039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string" calcext:value-type="string">
            <text:p>computed velocity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float" office:value="0.032" calcext:value-type="float">
            <text:p>0.032</text:p>
          </table:table-cell>
          <table:table-cell table:style-name="ce14" office:value-type="float" office:value="0.078" calcext:value-type="float">
            <text:p>0.078</text:p>
          </table:table-cell>
          <table:table-cell table:style-name="ce14" office:value-type="float" office:value="0.124" calcext:value-type="float">
            <text:p>0.124</text:p>
          </table:table-cell>
          <table:table-cell table:style-name="ce14" office:value-type="float" office:value="0.206" calcext:value-type="float">
            <text:p>0.2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avitational constant</text:p>
          </table:table-cell>
          <table:table-cell office:value-type="string" calcext:value-type="string">
            <text:p>g</text:p>
          </table:table-cell>
          <table:table-cell table:number-columns-repeated="4" table:style-name="ce2" office:value-type="float" office:value="9.81" calcext:value-type="float">
            <text:p>9.81</text:p>
          </table:table-cell>
          <table:table-cell/>
          <table:table-cell table:style-name="ce1" office:value-type="string" calcext:value-type="string" table:number-columns-spanned="2" table:number-rows-spanned="1">
            <text:p>For export:</text:p>
          </table:table-cell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</text:p>
          </table:table-cell>
          <table:table-cell/>
          <table:table-cell table:style-name="ce9" table:formula="of:=[.D4]*[.D8]*[.D7]/[.D5]" office:value-type="float" office:value="0.342941022280472" calcext:value-type="float">
            <text:p>0.342941022280472</text:p>
          </table:table-cell>
          <table:table-cell table:style-name="ce9" table:formula="of:=[.E4]*[.E8]*[.E7]/[.E5]" office:value-type="float" office:value="2.17761613832853" calcext:value-type="float">
            <text:p>2.17761613832853</text:p>
          </table:table-cell>
          <table:table-cell table:style-name="ce9" table:formula="of:=[.F4]*[.F8]*[.F7]/[.F5]" office:value-type="float" office:value="7.405125" calcext:value-type="float">
            <text:p>7.405125</text:p>
          </table:table-cell>
          <table:table-cell table:style-name="ce9" table:formula="of:=[.G4]*[.G8]*[.G7]/[.G5]" office:value-type="float" office:value="48.0828844221106" calcext:value-type="float">
            <text:p>48.0828844221106</text:p>
          </table:table-cell>
          <table:table-cell/>
          <table:table-cell table:style-name="ce10" table:formula="of:=[.D12]" office:value-type="float" office:value="0.174769916008346" calcext:value-type="float">
            <text:p>00.1748</text:p>
          </table:table-cell>
          <table:table-cell table:style-name="ce10" table:formula="of:=[.D11]" office:value-type="float" office:value="0.342941022280472" calcext:value-type="float">
            <text:p>00.3429</text:p>
          </table:table-cell>
        </table:table-row>
        <table:table-row table:style-name="ro1">
          <table:table-cell/>
          <table:table-cell office:value-type="string" calcext:value-type="string">
            <text:p>We^(2/3) Mo^(-1/5)</text:p>
          </table:table-cell>
          <table:table-cell/>
          <table:table-cell table:style-name="ce9" table:formula="of:=[.D14]^(2/3)*[.D15]^(-1/5)" office:value-type="float" office:value="0.174769916008346" calcext:value-type="float">
            <text:p>0.174769916008346</text:p>
          </table:table-cell>
          <table:table-cell table:style-name="ce9" table:formula="of:=[.E14]^(2/3)*[.E15]^(-1/5)" office:value-type="float" office:value="1.22705185881557" calcext:value-type="float">
            <text:p>1.22705185881557</text:p>
          </table:table-cell>
          <table:table-cell table:style-name="ce9" table:formula="of:=[.F14]^(2/3)*[.F15]^(-1/5)" office:value-type="float" office:value="4.17862086016306" calcext:value-type="float">
            <text:p>4.17862086016306</text:p>
          </table:table-cell>
          <table:table-cell table:style-name="ce9" table:formula="of:=[.G14]^(2/3)*[.G15]^(-1/5)" office:value-type="float" office:value="24.3445791509126" calcext:value-type="float">
            <text:p>24.3445791509126</text:p>
          </table:table-cell>
          <table:table-cell/>
          <table:table-cell table:style-name="ce10" table:formula="of:=[.E12]" office:value-type="float" office:value="1.22705185881557" calcext:value-type="float">
            <text:p>01.2271</text:p>
          </table:table-cell>
          <table:table-cell table:style-name="ce10" table:formula="of:=[.E11]" office:value-type="float" office:value="2.17761613832853" calcext:value-type="float">
            <text:p>02.1776</text:p>
          </table:table-cell>
        </table:table-row>
        <table:table-row table:style-name="ro1">
          <table:table-cell table:number-columns-repeated="8"/>
          <table:table-cell table:style-name="ce10" table:formula="of:=[.F12]" office:value-type="float" office:value="4.17862086016306" calcext:value-type="float">
            <text:p>04.1786</text:p>
          </table:table-cell>
          <table:table-cell table:style-name="ce10" table:formula="of:=[.F11]" office:value-type="float" office:value="7.405125" calcext:value-type="float">
            <text:p>07.4051</text:p>
          </table:table-cell>
        </table:table-row>
        <table:table-row table:style-name="ro1">
          <table:table-cell/>
          <table:table-cell office:value-type="string" calcext:value-type="string">
            <text:p>We</text:p>
          </table:table-cell>
          <table:table-cell/>
          <table:table-cell table:formula="of:=[.D4]*[.D8]^2*[.D7]/[.D6]" office:value-type="float" office:value="0.085441306122449" calcext:value-type="float">
            <text:p>0.085441306122449</text:p>
          </table:table-cell>
          <table:table-cell table:formula="of:=[.E4]*[.E8]^2*[.E7]/[.E6]" office:value-type="float" office:value="0.4707616485623" calcext:value-type="float">
            <text:p>0.4707616485623</text:p>
          </table:table-cell>
          <table:table-cell table:formula="of:=[.F4]*[.F8]^2*[.F7]/[.F6]" office:value-type="float" office:value="1.17159234449761" calcext:value-type="float">
            <text:p>1.17159234449761</text:p>
          </table:table-cell>
          <table:table-cell table:formula="of:=[.G4]*[.G8]^2*[.G7]/[.G6]" office:value-type="float" office:value="3.00016706849315" calcext:value-type="float">
            <text:p>3.00016706849315</text:p>
          </table:table-cell>
          <table:table-cell/>
          <table:table-cell table:style-name="ce10" table:formula="of:=[.G12]" office:value-type="float" office:value="24.3445791509126" calcext:value-type="float">
            <text:p>24.3446</text:p>
          </table:table-cell>
          <table:table-cell table:style-name="ce10" table:formula="of:=[.G11]" office:value-type="float" office:value="48.0828844221106" calcext:value-type="float">
            <text:p>48.0829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/>
          <table:table-cell table:formula="of:=[.D5]^4*[.D9]/[.D6]^3/[.D4]" office:value-type="float" office:value="1.6848434015079" calcext:value-type="float">
            <text:p>1.6848434015079</text:p>
          </table:table-cell>
          <table:table-cell table:formula="of:=[.E5]^4*[.E9]/[.E6]^3/[.E4]" office:value-type="float" office:value="0.0291757701175697" calcext:value-type="float">
            <text:p>0.02917577011757</text:p>
          </table:table-cell>
          <table:table-cell table:formula="of:=[.F5]^4*[.F9]/[.F6]^3/[.F4]" office:value-type="float" office:value="0.00133073090827473" calcext:value-type="float">
            <text:p>0.001330730908275</text:p>
          </table:table-cell>
          <table:table-cell table:formula="of:=[.G5]^4*[.G9]/[.G6]^3/[.G4]" office:value-type="float" office:value="0.00000455484332409669" calcext:value-type="float">
            <text:p>4.55484332409669E-06</text:p>
          </table:table-cell>
          <table:table-cell table:number-columns-repeated="3"/>
        </table:table-row>
      </table:table>
      <table:table table:name="D = 5.9 m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Case 03</text:p>
          </table:table-cell>
          <table:table-cell table:style-name="ce1" office:value-type="string" calcext:value-type="string">
            <text:p>Case 07</text:p>
          </table:table-cell>
          <table:table-cell table:style-name="ce1" office:value-type="string" calcext:value-type="string">
            <text:p>Case 11</text:p>
          </table:table-cell>
          <table:table-cell table:style-name="ce1" office:value-type="string" calcext:value-type="string">
            <text:p>Case 1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ensity</text:p>
          </table:table-cell>
          <table:table-cell office:value-type="string" calcext:value-type="string">
            <text:p>rho</text:p>
          </table:table-cell>
          <table:table-cell office:value-type="float" office:value="1258" calcext:value-type="float">
            <text:p>1258</text:p>
          </table:table-cell>
          <table:table-cell office:value-type="float" office:value="1242" calcext:value-type="float">
            <text:p>1242</text:p>
          </table:table-cell>
          <table:table-cell office:value-type="float" office:value="1225" calcext:value-type="float">
            <text:p>1225</text:p>
          </table:table-cell>
          <table:table-cell office:value-type="float" office:value="1191" calcext:value-type="float">
            <text:p>11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scosity</text:p>
          </table:table-cell>
          <table:table-cell office:value-type="string" calcext:value-type="string">
            <text:p>mu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08" calcext:value-type="float">
            <text:p>0.08</text:p>
          </table:table-cell>
          <table:table-cell office:value-type="float" office:value="0.0199" calcext:value-type="float">
            <text:p>0.01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tension</text:p>
          </table:table-cell>
          <table:table-cell office:value-type="string" calcext:value-type="string">
            <text:p>sigma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657" calcext:value-type="float">
            <text:p>0.06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ameter</text:p>
          </table:table-cell>
          <table:table-cell office:value-type="string" calcext:value-type="string">
            <text:p>d</text:p>
          </table:table-cell>
          <table:table-cell table:number-columns-repeated="4" table:style-name="ce2" office:value-type="float" office:value="0.0059" calcext:value-type="float">
            <text:p>0.0059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string" calcext:value-type="string">
            <text:p>computed velocity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float" office:value="0.065" calcext:value-type="float">
            <text:p>0.065</text:p>
          </table:table-cell>
          <table:table-cell table:style-name="ce14" office:value-type="float" office:value="0.134" calcext:value-type="float">
            <text:p>0.134</text:p>
          </table:table-cell>
          <table:table-cell table:style-name="ce14" office:value-type="float" office:value="0.183" calcext:value-type="float">
            <text:p>0.183</text:p>
          </table:table-cell>
          <table:table-cell table:style-name="ce14" office:value-type="float" office:value="0.232" calcext:value-type="float">
            <text:p>0.2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avitational constant</text:p>
          </table:table-cell>
          <table:table-cell office:value-type="string" calcext:value-type="string">
            <text:p>g</text:p>
          </table:table-cell>
          <table:table-cell table:number-columns-repeated="4" table:style-name="ce2" office:value-type="float" office:value="9.81" calcext:value-type="float">
            <text:p>9.81</text:p>
          </table:table-cell>
          <table:table-cell/>
          <table:table-cell table:style-name="ce1" office:value-type="string" calcext:value-type="string" table:number-columns-spanned="2" table:number-rows-spanned="1">
            <text:p>For export:</text:p>
          </table:table-cell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</text:p>
          </table:table-cell>
          <table:table-cell/>
          <table:table-cell table:style-name="ce9" table:formula="of:=[.D4]*[.D8]*[.D7]/[.D5]" office:value-type="float" office:value="1.05382918304937" calcext:value-type="float">
            <text:p>1.05382918304937</text:p>
          </table:table-cell>
          <table:table-cell table:style-name="ce9" table:formula="of:=[.E4]*[.E8]*[.E7]/[.E5]" office:value-type="float" office:value="5.65951123919308" calcext:value-type="float">
            <text:p>5.65951123919308</text:p>
          </table:table-cell>
          <table:table-cell table:style-name="ce9" table:formula="of:=[.F4]*[.F8]*[.F7]/[.F5]" office:value-type="float" office:value="16.53290625" calcext:value-type="float">
            <text:p>16.53290625</text:p>
          </table:table-cell>
          <table:table-cell table:style-name="ce9" table:formula="of:=[.G4]*[.G8]*[.G7]/[.G5]" office:value-type="float" office:value="81.921648241206" calcext:value-type="float">
            <text:p>81.921648241206</text:p>
          </table:table-cell>
          <table:table-cell/>
          <table:table-cell table:style-name="ce10" table:formula="of:=[.D12]" office:value-type="float" office:value="0.592483306447064" calcext:value-type="float">
            <text:p>00.5925</text:p>
          </table:table-cell>
          <table:table-cell table:style-name="ce10" table:formula="of:=[.D11]" office:value-type="float" office:value="1.05382918304937" calcext:value-type="float">
            <text:p>01.0538</text:p>
          </table:table-cell>
        </table:table-row>
        <table:table-row table:style-name="ro1">
          <table:table-cell/>
          <table:table-cell office:value-type="string" calcext:value-type="string">
            <text:p>We^(2/3) Mo^(-1/5)</text:p>
          </table:table-cell>
          <table:table-cell/>
          <table:table-cell table:style-name="ce9" table:formula="of:=[.D14]^(2/3)*[.D15]^(-1/5)" office:value-type="float" office:value="0.592483306447064" calcext:value-type="float">
            <text:p>0.592483306447064</text:p>
          </table:table-cell>
          <table:table-cell table:style-name="ce9" table:formula="of:=[.E14]^(2/3)*[.E15]^(-1/5)" office:value-type="float" office:value="3.32711731892592" calcext:value-type="float">
            <text:p>3.32711731892592</text:p>
          </table:table-cell>
          <table:table-cell table:style-name="ce9" table:formula="of:=[.F14]^(2/3)*[.F15]^(-1/5)" office:value-type="float" office:value="9.25259977847634" calcext:value-type="float">
            <text:p>9.25259977847634</text:p>
          </table:table-cell>
          <table:table-cell table:style-name="ce9" table:formula="of:=[.G14]^(2/3)*[.G15]^(-1/5)" office:value-type="float" office:value="37.5913763473023" calcext:value-type="float">
            <text:p>37.5913763473023</text:p>
          </table:table-cell>
          <table:table-cell/>
          <table:table-cell table:style-name="ce10" table:formula="of:=[.E12]" office:value-type="float" office:value="3.32711731892592" calcext:value-type="float">
            <text:p>03.3271</text:p>
          </table:table-cell>
          <table:table-cell table:style-name="ce10" table:formula="of:=[.E11]" office:value-type="float" office:value="5.65951123919308" calcext:value-type="float">
            <text:p>05.6595</text:p>
          </table:table-cell>
        </table:table-row>
        <table:table-row table:style-name="ro1">
          <table:table-cell table:number-columns-repeated="8"/>
          <table:table-cell table:style-name="ce10" table:formula="of:=[.F12]" office:value-type="float" office:value="9.25259977847634" calcext:value-type="float">
            <text:p>09.2526</text:p>
          </table:table-cell>
          <table:table-cell table:style-name="ce10" table:formula="of:=[.F11]" office:value-type="float" office:value="16.53290625" calcext:value-type="float">
            <text:p>16.5329</text:p>
          </table:table-cell>
        </table:table-row>
        <table:table-row table:style-name="ro1">
          <table:table-cell/>
          <table:table-cell office:value-type="string" calcext:value-type="string">
            <text:p>We</text:p>
          </table:table-cell>
          <table:table-cell/>
          <table:table-cell table:formula="of:=[.D4]*[.D8]^2*[.D7]/[.D6]" office:value-type="float" office:value="0.533312840136054" calcext:value-type="float">
            <text:p>0.533312840136054</text:p>
          </table:table-cell>
          <table:table-cell table:formula="of:=[.E4]*[.E8]^2*[.E7]/[.E6]" office:value-type="float" office:value="2.10188461341853" calcext:value-type="float">
            <text:p>2.10188461341853</text:p>
          </table:table-cell>
          <table:table-cell table:formula="of:=[.F4]*[.F8]^2*[.F7]/[.F6]" office:value-type="float" office:value="3.86031495215311" calcext:value-type="float">
            <text:p>3.86031495215311</text:p>
          </table:table-cell>
          <table:table-cell table:formula="of:=[.G4]*[.G8]^2*[.G7]/[.G6]" office:value-type="float" office:value="5.75671028310502" calcext:value-type="float">
            <text:p>5.75671028310502</text:p>
          </table:table-cell>
          <table:table-cell/>
          <table:table-cell table:style-name="ce10" table:formula="of:=[.G12]" office:value-type="float" office:value="37.5913763473023" calcext:value-type="float">
            <text:p>37.5914</text:p>
          </table:table-cell>
          <table:table-cell table:style-name="ce10" table:formula="of:=[.G11]" office:value-type="float" office:value="81.921648241206" calcext:value-type="float">
            <text:p>81.9216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/>
          <table:table-cell table:formula="of:=[.D5]^4*[.D9]/[.D6]^3/[.D4]" office:value-type="float" office:value="1.6848434015079" calcext:value-type="float">
            <text:p>1.6848434015079</text:p>
          </table:table-cell>
          <table:table-cell table:formula="of:=[.E5]^4*[.E9]/[.E6]^3/[.E4]" office:value-type="float" office:value="0.0291757701175697" calcext:value-type="float">
            <text:p>0.02917577011757</text:p>
          </table:table-cell>
          <table:table-cell table:formula="of:=[.F5]^4*[.F9]/[.F6]^3/[.F4]" office:value-type="float" office:value="0.00133073090827473" calcext:value-type="float">
            <text:p>0.001330730908275</text:p>
          </table:table-cell>
          <table:table-cell table:formula="of:=[.G5]^4*[.G9]/[.G6]^3/[.G4]" office:value-type="float" office:value="0.00000455484332409669" calcext:value-type="float">
            <text:p>4.55484332409669E-06</text:p>
          </table:table-cell>
          <table:table-cell table:number-columns-repeated="3"/>
        </table:table-row>
      </table:table>
      <table:table table:name="D = 9.0 m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Case 04</text:p>
          </table:table-cell>
          <table:table-cell table:style-name="ce1" office:value-type="string" calcext:value-type="string">
            <text:p>Case 08</text:p>
          </table:table-cell>
          <table:table-cell table:style-name="ce1" office:value-type="string" calcext:value-type="string">
            <text:p>Case 12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ensity</text:p>
          </table:table-cell>
          <table:table-cell office:value-type="string" calcext:value-type="string">
            <text:p>rho</text:p>
          </table:table-cell>
          <table:table-cell office:value-type="float" office:value="1258" calcext:value-type="float">
            <text:p>1258</text:p>
          </table:table-cell>
          <table:table-cell office:value-type="float" office:value="1242" calcext:value-type="float">
            <text:p>1242</text:p>
          </table:table-cell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scosity</text:p>
          </table:table-cell>
          <table:table-cell office:value-type="string" calcext:value-type="string">
            <text:p>mu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face tension</text:p>
          </table:table-cell>
          <table:table-cell office:value-type="string" calcext:value-type="string">
            <text:p>sigma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627" calcext:value-type="float">
            <text:p>0.06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ameter</text:p>
          </table:table-cell>
          <table:table-cell office:value-type="string" calcext:value-type="string">
            <text:p>d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table:formula="of:=[.D7]" office:value-type="float" office:value="0.009" calcext:value-type="float">
            <text:p>0.009</text:p>
          </table:table-cell>
          <table:table-cell table:style-name="ce2" table:formula="of:=[.E7]" office:value-type="float" office:value="0.009" calcext:value-type="float">
            <text:p>0.009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14" office:value-type="string" calcext:value-type="string">
            <text:p>computed velocity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float" office:value="0.123" calcext:value-type="float">
            <text:p>0.123</text:p>
          </table:table-cell>
          <table:table-cell table:style-name="ce14" office:value-type="float" office:value="0.19" calcext:value-type="float">
            <text:p>0.19</text:p>
          </table:table-cell>
          <table:table-cell table:style-name="ce14" office:value-type="float" office:value="0.2" calcext:value-type="float">
            <text:p>0.2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gravitational constant</text:p>
          </table:table-cell>
          <table:table-cell office:value-type="string" calcext:value-type="string">
            <text:p>g</text:p>
          </table:table-cell>
          <table:table-cell table:number-columns-repeated="3" table:style-name="ce2" office:value-type="float" office:value="9.81" calcext:value-type="float">
            <text:p>9.81</text:p>
          </table:table-cell>
          <table:table-cell table:style-name="ce2"/>
          <table:table-cell/>
          <table:table-cell table:style-name="ce1" office:value-type="string" calcext:value-type="string" table:number-columns-spanned="2" table:number-rows-spanned="1">
            <text:p>For export:</text:p>
          </table:table-cell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</text:p>
          </table:table-cell>
          <table:table-cell/>
          <table:table-cell table:style-name="ce9" table:formula="of:=[.D4]*[.D8]*[.D7]/[.D5]" office:value-type="float" office:value="3.04195281782438" calcext:value-type="float">
            <text:p>3.04195281782438</text:p>
          </table:table-cell>
          <table:table-cell table:style-name="ce9" table:formula="of:=[.E4]*[.E8]*[.E7]/[.E5]" office:value-type="float" office:value="12.2410374639769" calcext:value-type="float">
            <text:p>12.2410374639769</text:p>
          </table:table-cell>
          <table:table-cell table:style-name="ce9" table:formula="of:=[.F4]*[.F8]*[.F7]/[.F5]" office:value-type="float" office:value="27.5625" calcext:value-type="float">
            <text:p>27.5625</text:p>
          </table:table-cell>
          <table:table-cell table:style-name="ce9"/>
          <table:table-cell/>
          <table:table-cell table:style-name="ce10" table:formula="of:=[.D12]" office:value-type="float" office:value="1.83763303676164" calcext:value-type="float">
            <text:p>01.8376</text:p>
          </table:table-cell>
          <table:table-cell table:style-name="ce10" table:formula="of:=[.D11]" office:value-type="float" office:value="3.04195281782438" calcext:value-type="float">
            <text:p>03.0420</text:p>
          </table:table-cell>
        </table:table-row>
        <table:table-row table:style-name="ro1">
          <table:table-cell/>
          <table:table-cell office:value-type="string" calcext:value-type="string">
            <text:p>We^(2/3) Mo^(-1/5)</text:p>
          </table:table-cell>
          <table:table-cell/>
          <table:table-cell table:style-name="ce9" table:formula="of:=[.D14]^(2/3)*[.D15]^(-1/5)" office:value-type="float" office:value="1.83763303676164" calcext:value-type="float">
            <text:p>1.83763303676164</text:p>
          </table:table-cell>
          <table:table-cell table:style-name="ce9" table:formula="of:=[.E14]^(2/3)*[.E15]^(-1/5)" office:value-type="float" office:value="7.02306762580203" calcext:value-type="float">
            <text:p>7.02306762580203</text:p>
          </table:table-cell>
          <table:table-cell table:style-name="ce9" table:formula="of:=[.F14]^(2/3)*[.F15]^(-1/5)" office:value-type="float" office:value="13.8026555534441" calcext:value-type="float">
            <text:p>13.8026555534441</text:p>
          </table:table-cell>
          <table:table-cell table:style-name="ce9"/>
          <table:table-cell/>
          <table:table-cell table:style-name="ce10" table:formula="of:=[.E12]" office:value-type="float" office:value="7.02306762580203" calcext:value-type="float">
            <text:p>07.0231</text:p>
          </table:table-cell>
          <table:table-cell table:style-name="ce10" table:formula="of:=[.E11]" office:value-type="float" office:value="12.2410374639769" calcext:value-type="float">
            <text:p>12.2410</text:p>
          </table:table-cell>
        </table:table-row>
        <table:table-row table:style-name="ro1">
          <table:table-cell table:number-columns-repeated="8"/>
          <table:table-cell table:style-name="ce10" table:formula="of:=[.F12]" office:value-type="float" office:value="13.8026555534441" calcext:value-type="float">
            <text:p>13.8027</text:p>
          </table:table-cell>
          <table:table-cell table:style-name="ce10" table:formula="of:=[.F11]" office:value-type="float" office:value="27.5625" calcext:value-type="float">
            <text:p>27.5625</text:p>
          </table:table-cell>
        </table:table-row>
        <table:table-row table:style-name="ro1">
          <table:table-cell/>
          <table:table-cell office:value-type="string" calcext:value-type="string">
            <text:p>We</text:p>
          </table:table-cell>
          <table:table-cell/>
          <table:table-cell table:formula="of:=[.D4]*[.D8]^2*[.D7]/[.D6]" office:value-type="float" office:value="2.9131043877551" calcext:value-type="float">
            <text:p>2.9131043877551</text:p>
          </table:table-cell>
          <table:table-cell table:formula="of:=[.E4]*[.E8]^2*[.E7]/[.E6]" office:value-type="float" office:value="6.44609904153355" calcext:value-type="float">
            <text:p>6.44609904153355</text:p>
          </table:table-cell>
          <table:table-cell table:formula="of:=[.F4]*[.F8]^2*[.F7]/[.F6]" office:value-type="float" office:value="7.03349282296651" calcext:value-type="float">
            <text:p>7.03349282296651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/>
          <table:table-cell table:formula="of:=[.D5]^4*[.D9]/[.D6]^3/[.D4]" office:value-type="float" office:value="1.6848434015079" calcext:value-type="float">
            <text:p>1.6848434015079</text:p>
          </table:table-cell>
          <table:table-cell table:formula="of:=[.E5]^4*[.E9]/[.E6]^3/[.E4]" office:value-type="float" office:value="0.0291757701175697" calcext:value-type="float">
            <text:p>0.02917577011757</text:p>
          </table:table-cell>
          <table:table-cell table:formula="of:=[.F5]^4*[.F9]/[.F6]^3/[.F4]" office:value-type="float" office:value="0.00133073090827473" calcext:value-type="float">
            <text:p>0.0013307309082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2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07:39:54.888292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2:57:28.252084092</meta:creation-date>
    <dc:date>2020-11-20T13:00:24.556566906</dc:date>
    <meta:editing-duration>P2DT8M55S</meta:editing-duration>
    <meta:editing-cycles>20</meta:editing-cycles>
    <meta:generator>LibreOffice/6.0.7.3$Linux_X86_64 LibreOffice_project/00m0$Build-3</meta:generator>
    <meta:document-statistic meta:table-count="4" meta:cell-count="266" meta:object-count="0"/>
  </office:meta>
</office:document-meta>
</file>